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0cd" officeooo:paragraph-rsid="001d30cd"/>
    </style:style>
    <style:style style:name="P2" style:family="paragraph" style:parent-style-name="Standard">
      <style:text-properties officeooo:rsid="001ee275" officeooo:paragraph-rsid="001ee275"/>
    </style:style>
    <style:style style:name="P3" style:family="paragraph" style:parent-style-name="Standard">
      <style:text-properties fo:font-weight="bold" officeooo:rsid="001d30cd" officeooo:paragraph-rsid="001d30cd" style:font-weight-asian="bold" style:font-weight-complex="bold"/>
    </style:style>
    <style:style style:name="P4" style:family="paragraph" style:parent-style-name="Standard">
      <style:text-properties style:font-name="Arial" fo:font-size="10pt" officeooo:rsid="001d30cd" officeooo:paragraph-rsid="001d30cd" style:font-size-asian="10pt" style:font-size-complex="10pt"/>
    </style:style>
    <style:style style:name="P5" style:family="paragraph" style:parent-style-name="Standard">
      <style:text-properties style:font-name="Arial" fo:font-size="10pt" officeooo:rsid="001ee275" officeooo:paragraph-rsid="001ee275" style:font-size-asian="10pt" style:font-size-complex="10pt"/>
    </style:style>
    <style:style style:name="P6" style:family="paragraph" style:parent-style-name="Standard">
      <style:text-properties style:font-name="Arial" fo:font-size="10pt" fo:font-weight="bold" officeooo:rsid="001d30cd" officeooo:paragraph-rsid="001d30c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0000" loext:opacity="100%" style:font-name="Arial" fo:font-size="10pt" officeooo:rsid="001d30cd" officeooo:paragraph-rsid="001d30cd" style:font-size-asian="10pt" style:font-size-complex="10pt"/>
    </style:style>
    <style:style style:name="P8" style:family="paragraph" style:parent-style-name="Standard">
      <style:text-properties fo:color="#2a6099" loext:opacity="100%" style:font-name="Arial" fo:font-size="10pt" fo:font-weight="bold" officeooo:rsid="001d30cd" officeooo:paragraph-rsid="001d30c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officeooo:rsid="001ee275" officeooo:paragraph-rsid="001ee275" style:font-size-asian="10pt" style:font-name-complex="Calibri1" style:font-size-complex="10pt"/>
    </style:style>
    <style:style style:name="P10" style:family="paragraph" style:parent-style-name="Standard">
      <style:text-properties style:font-name="Arial" fo:font-size="10pt" officeooo:rsid="001ee275" officeooo:paragraph-rsid="0020cef8" style:font-size-asian="10pt" style:font-size-complex="10pt"/>
    </style:style>
    <style:style style:name="P11" style:family="paragraph" style:parent-style-name="Standard">
      <style:text-properties style:font-name="Calibri" fo:font-size="9pt" officeooo:rsid="001ee275" officeooo:paragraph-rsid="001ee275" style:font-size-asian="9pt" style:font-name-complex="Calibri1" style:font-size-complex="9pt"/>
    </style:style>
    <style:style style:name="T1" style:family="text">
      <style:text-properties style:font-name-complex="Calibri1"/>
    </style:style>
    <style:style style:name="T2" style:family="text">
      <style:text-properties officeooo:rsid="001f53df" style:font-name-complex="Calibri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e275" style:font-weight-asian="bold" style:font-weight-complex="bold"/>
    </style:style>
    <style:style style:name="T5" style:family="text">
      <style:text-properties style:font-name="Arial" fo:font-size="10pt" fo:font-weight="bold" style:font-size-asian="10pt" style:font-weight-asian="bold" style:font-name-complex="Calibri1" style:font-size-complex="10pt" style:font-weight-complex="bold"/>
    </style:style>
    <style:style style:name="T6" style:family="text">
      <style:text-properties style:font-name="Arial" fo:font-size="10pt" style:font-size-asian="10pt" style:font-name-complex="Calibri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licação de Cadastro de Clientes</text:p>
      <text:p text:style-name="P1"/>
      <text:p text:style-name="P6">Arquitetura</text:p>
      <text:p text:style-name="P4"/>
      <text:p text:style-name="P7"><text:span text:style-name="T3">Frontend</text:span> </text:p>
      <text:p text:style-name="P4"/>
      <text:p text:style-name="P4"><text:span text:style-name="T4">Nome do </text:span><text:span text:style-name="T3">Projeto:</text:span> CrudAspNetMvc1N</text:p>
      <text:p text:style-name="P4"/>
      <text:p text:style-name="P5"><text:span text:style-name="T3">Tecnologias:</text:span> Asp.Net MVC, linguagem C#, <text:span text:style-name="T1">,Razor, Javascript e Html, .Net Framework 4.7</text:span></text:p>
      <text:p text:style-name="P4"/>
      <text:p text:style-name="P8">Backend</text:p>
      <text:p text:style-name="P4"/>
      <text:p text:style-name="P4"><text:span text:style-name="T4">Nome do </text:span><text:span text:style-name="T3">Projeto: </text:span>ApiCadastro</text:p>
      <text:p text:style-name="P4"/>
      <text:p text:style-name="P10"><text:span text:style-name="T3">Tecnologia: </text:span><text:span text:style-name="T1">API REST em C#, <text:s/>.Net Core 6.0, ORM - Entity Framework Core 6.0.31, Migrations, Autenticação </text:span><text:span text:style-name="T2">via Token u</text:span><text:span text:style-name="T1">tilizando </text:span><text:span text:style-name="T2">Bearer</text:span><text:span text:style-name="T1"> JWT e Autorização</text:span></text:p>
      <text:p text:style-name="P9"/>
      <text:p text:style-name="P2"><text:span text:style-name="T5">Banco de dados :</text:span><text:span text:style-name="T6"> Sql Server 2019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7T00:08:04.652000000</meta:creation-date>
    <dc:date>2024-06-07T12:52:27.683000000</dc:date>
    <meta:editing-duration>PT4M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9" meta:word-count="58" meta:character-count="387" meta:non-whitespace-character-count="336"/>
  </office:meta>
</office:document-meta>
</file>